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78a" officeooo:paragraph-rsid="001477c0"/>
    </style:style>
    <style:style style:name="P2" style:family="paragraph" style:parent-style-name="Standard">
      <style:text-properties officeooo:rsid="0013798f" officeooo:paragraph-rsid="0013798f"/>
    </style:style>
    <style:style style:name="P3" style:family="paragraph" style:parent-style-name="Standard">
      <style:text-properties officeooo:rsid="0013798f" officeooo:paragraph-rsid="0019357d"/>
    </style:style>
    <style:style style:name="P4" style:family="paragraph" style:parent-style-name="Standard">
      <style:text-properties officeooo:rsid="001477c0" officeooo:paragraph-rsid="001477c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798f" officeooo:paragraph-rsid="0019357d" style:font-weight-asian="bold" style:font-weight-complex="bold"/>
    </style:style>
    <style:style style:name="P6" style:family="paragraph" style:parent-style-name="Standard">
      <style:text-properties officeooo:rsid="0019357d" officeooo:paragraph-rsid="0019357d"/>
    </style:style>
    <style:style style:name="P7" style:family="paragraph" style:parent-style-name="Standard">
      <style:text-properties officeooo:rsid="001acce2" officeooo:paragraph-rsid="001acce2"/>
    </style:style>
    <style:style style:name="P8" style:family="paragraph" style:parent-style-name="Standard">
      <style:text-properties officeooo:rsid="001e30ea" officeooo:paragraph-rsid="001e30ea"/>
    </style:style>
    <style:style style:name="P9" style:family="paragraph" style:parent-style-name="Standard">
      <style:text-properties style:text-position="0% 100%" officeooo:rsid="00253c68" officeooo:paragraph-rsid="00253c68"/>
    </style:style>
    <style:style style:name="P10" style:family="paragraph" style:parent-style-name="Standard">
      <style:text-properties style:text-position="0% 100%" officeooo:rsid="0023d72c" officeooo:paragraph-rsid="0023d72c" fo:background-color="#00ff66"/>
    </style:style>
    <style:style style:name="P11" style:family="paragraph" style:parent-style-name="Standard">
      <style:text-properties style:text-position="0% 100%" officeooo:rsid="00253c68" officeooo:paragraph-rsid="00253c68" fo:background-color="#00ff66"/>
    </style:style>
    <style:style style:name="P12" style:family="paragraph" style:parent-style-name="Standard">
      <style:text-properties style:text-position="0% 100%" officeooo:rsid="0028977b" officeooo:paragraph-rsid="0028977b" fo:background-color="#66ffff"/>
    </style:style>
    <style:style style:name="P13" style:family="paragraph" style:parent-style-name="Standard">
      <style:text-properties officeooo:rsid="001e30ea" officeooo:paragraph-rsid="001e30ea" fo:background-color="#00ff66"/>
    </style:style>
    <style:style style:name="P14" style:family="paragraph" style:parent-style-name="Standard">
      <style:paragraph-properties fo:break-before="page"/>
      <style:text-properties officeooo:rsid="0011c78a" officeooo:paragraph-rsid="001477c0"/>
    </style:style>
    <style:style style:name="P15" style:family="paragraph" style:parent-style-name="Standard" style:list-style-name="L1">
      <style:text-properties officeooo:rsid="001e8e75" officeooo:paragraph-rsid="001e8e75"/>
    </style:style>
    <style:style style:name="P16" style:family="paragraph" style:parent-style-name="Standard" style:list-style-name="L2">
      <style:text-properties officeooo:rsid="001fed45" officeooo:paragraph-rsid="001fed45"/>
    </style:style>
    <style:style style:name="P17" style:family="paragraph" style:parent-style-name="Standard" style:list-style-name="L2">
      <style:text-properties officeooo:rsid="001fed45" officeooo:paragraph-rsid="00212471"/>
    </style:style>
    <style:style style:name="P18" style:family="paragraph" style:parent-style-name="Standard" style:list-style-name="L2">
      <style:text-properties officeooo:rsid="001f5d91" officeooo:paragraph-rsid="001f5d91"/>
    </style:style>
    <style:style style:name="P19" style:family="paragraph" style:parent-style-name="Standard" style:list-style-name="L2">
      <style:text-properties officeooo:rsid="001f5d91" officeooo:paragraph-rsid="001fed45"/>
    </style:style>
    <style:style style:name="P20" style:family="paragraph" style:parent-style-name="Standard" style:list-style-name="L2">
      <style:text-properties officeooo:rsid="0020e651" officeooo:paragraph-rsid="0020e651"/>
    </style:style>
    <style:style style:name="P21" style:family="paragraph" style:parent-style-name="Standard" style:list-style-name="L2">
      <style:text-properties officeooo:rsid="0020e651" officeooo:paragraph-rsid="0029d534"/>
    </style:style>
    <style:style style:name="P22" style:family="paragraph" style:parent-style-name="Standard" style:list-style-name="L2">
      <style:text-properties officeooo:rsid="00253c68" officeooo:paragraph-rsid="00253c68"/>
    </style:style>
    <style:style style:name="P23" style:family="paragraph" style:parent-style-name="Standard" style:list-style-name="L2">
      <style:text-properties officeooo:rsid="00253c68" officeooo:paragraph-rsid="002d0d01"/>
    </style:style>
    <style:style style:name="P24" style:family="paragraph" style:parent-style-name="Standard" style:list-style-name="L2">
      <style:text-properties officeooo:rsid="00253c68" officeooo:paragraph-rsid="002e7a3f"/>
    </style:style>
    <style:style style:name="P25" style:family="paragraph" style:parent-style-name="Standard" style:list-style-name="L3">
      <style:text-properties style:text-position="0% 100%" officeooo:rsid="0025aa34" officeooo:paragraph-rsid="0025aa34"/>
    </style:style>
    <style:style style:name="P26" style:family="paragraph" style:parent-style-name="Standard" style:list-style-name="L5">
      <style:text-properties style:text-position="0% 100%" officeooo:rsid="0028977b" officeooo:paragraph-rsid="0028977b"/>
    </style:style>
    <style:style style:name="P27" style:family="paragraph" style:parent-style-name="Standard" style:list-style-name="L6">
      <style:text-properties style:text-position="0% 100%" officeooo:rsid="0028977b" officeooo:paragraph-rsid="0028977b" fo:background-color="#66ffff"/>
    </style:style>
    <style:style style:name="P28" style:family="paragraph" style:parent-style-name="Standard" style:list-style-name="L6">
      <style:text-properties style:text-position="0% 100%" officeooo:rsid="0029d534" officeooo:paragraph-rsid="0029d534" fo:background-color="transparent"/>
    </style:style>
    <style:style style:name="P29" style:family="paragraph" style:parent-style-name="Standard" style:list-style-name="L4">
      <style:text-properties style:text-position="0% 100%" officeooo:rsid="003177ea" officeooo:paragraph-rsid="003177ea"/>
    </style:style>
    <style:style style:name="P30" style:family="paragraph" style:parent-style-name="Standard" style:list-style-name="L3">
      <style:text-properties style:text-position="0% 100%" officeooo:rsid="00377915" officeooo:paragraph-rsid="00377915"/>
    </style:style>
    <style:style style:name="P31" style:family="paragraph" style:parent-style-name="Standard" style:list-style-name="L4">
      <style:text-properties style:text-position="0% 100%" officeooo:rsid="00377915" officeooo:paragraph-rsid="00377915"/>
    </style:style>
    <style:style style:name="P32" style:family="paragraph" style:parent-style-name="Standard" style:list-style-name="L6">
      <style:text-properties officeooo:paragraph-rsid="0029d534"/>
    </style:style>
    <style:style style:name="P33" style:family="paragraph" style:parent-style-name="Standard" style:list-style-name="L7">
      <style:text-properties officeooo:rsid="001e30ea" officeooo:paragraph-rsid="001e30ea"/>
    </style:style>
    <style:style style:name="P34" style:family="paragraph" style:parent-style-name="Standard">
      <style:text-properties officeooo:rsid="001e30ea" officeooo:paragraph-rsid="001e30ea"/>
    </style:style>
    <style:style style:name="P35" style:family="paragraph" style:parent-style-name="Standard" style:list-style-name="L2">
      <style:text-properties officeooo:rsid="002b3849" officeooo:paragraph-rsid="002b3849"/>
    </style:style>
    <style:style style:name="P36" style:family="paragraph" style:parent-style-name="Standard" style:list-style-name="L2">
      <style:text-properties officeooo:rsid="002b3849" officeooo:paragraph-rsid="002b93cd"/>
    </style:style>
    <style:style style:name="P37" style:family="paragraph" style:parent-style-name="Standard" style:list-style-name="L2">
      <style:text-properties officeooo:rsid="0029d54c" officeooo:paragraph-rsid="0029d54c" fo:background-color="#66ffff"/>
    </style:style>
    <style:style style:name="P38" style:family="paragraph" style:parent-style-name="Standard" style:list-style-name="L2">
      <style:text-properties officeooo:rsid="002b3849" officeooo:paragraph-rsid="002b3849" fo:background-color="#66ffff"/>
    </style:style>
    <style:style style:name="P39" style:family="paragraph" style:parent-style-name="Standard" style:list-style-name="L2">
      <style:text-properties officeooo:rsid="003177ea" officeooo:paragraph-rsid="003177ea" fo:background-color="#66ffff"/>
    </style:style>
    <style:style style:name="P40" style:family="paragraph" style:parent-style-name="Standard" style:list-style-name="L2">
      <style:text-properties officeooo:rsid="0020e651" officeooo:paragraph-rsid="0020e651" fo:background-color="#66ffff"/>
    </style:style>
    <style:style style:name="P41" style:family="paragraph" style:parent-style-name="Standard" style:list-style-name="L2">
      <style:text-properties officeooo:rsid="0029d54c" officeooo:paragraph-rsid="002b3849" fo:background-color="transparent"/>
    </style:style>
    <style:style style:name="P42" style:family="paragraph" style:parent-style-name="Standard" style:list-style-name="L2">
      <style:text-properties officeooo:rsid="002b3849" officeooo:paragraph-rsid="003177ea" fo:background-color="transparent"/>
    </style:style>
    <style:style style:name="P43" style:family="paragraph" style:parent-style-name="Standard" style:list-style-name="L2">
      <style:text-properties officeooo:rsid="002b3849" officeooo:paragraph-rsid="00347824" fo:background-color="transparent"/>
    </style:style>
    <style:style style:name="P44" style:family="paragraph" style:parent-style-name="Standard" style:list-style-name="L2">
      <style:text-properties officeooo:rsid="00347824" officeooo:paragraph-rsid="00347824" fo:background-color="transparent"/>
    </style:style>
    <style:style style:name="P45" style:family="paragraph" style:parent-style-name="Standard" style:list-style-name="L2">
      <style:text-properties officeooo:rsid="002f3522" officeooo:paragraph-rsid="002f3522"/>
    </style:style>
    <style:style style:name="P46" style:family="paragraph" style:parent-style-name="Standard" style:list-style-name="L2">
      <style:text-properties officeooo:rsid="00300822" officeooo:paragraph-rsid="00300822"/>
    </style:style>
    <style:style style:name="P47" style:family="paragraph" style:parent-style-name="Standard" style:list-style-name="L2">
      <style:text-properties officeooo:rsid="003101ec" officeooo:paragraph-rsid="003101ec"/>
    </style:style>
    <style:style style:name="P48" style:family="paragraph" style:parent-style-name="Standard">
      <style:text-properties officeooo:rsid="003101ec" officeooo:paragraph-rsid="003101ec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23d72c" officeooo:paragraph-rsid="0023d72c" style:font-weight-asian="bold" style:font-weight-complex="bold"/>
    </style:style>
    <style:style style:name="P50" style:family="paragraph" style:parent-style-name="Standard" style:list-style-name="L2">
      <style:text-properties officeooo:rsid="0035f40e" officeooo:paragraph-rsid="0035f4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d534" style:font-weight-asian="normal" style:font-weight-complex="normal"/>
    </style:style>
    <style:style style:name="T3" style:family="text">
      <style:text-properties officeooo:rsid="0019357d"/>
    </style:style>
    <style:style style:name="T4" style:family="text">
      <style:text-properties officeooo:rsid="001ccaf0"/>
    </style:style>
    <style:style style:name="T5" style:family="text">
      <style:text-properties officeooo:rsid="0020e651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29d534"/>
    </style:style>
    <style:style style:name="T8" style:family="text">
      <style:text-properties style:text-position="sub 58%" officeooo:rsid="0029d534" fo:background-color="transparent" loext:char-shading-value="0"/>
    </style:style>
    <style:style style:name="T9" style:family="text">
      <style:text-properties style:text-position="sub 58%" fo:font-weight="normal" officeooo:rsid="0029d534" style:font-weight-asian="normal" style:font-weight-complex="normal"/>
    </style:style>
    <style:style style:name="T10" style:family="text">
      <style:text-properties style:text-position="sub 58%" fo:font-weight="normal" officeooo:rsid="0029d54c" fo:background-color="transparent" loext:char-shading-value="0" style:font-weight-asian="normal" style:font-weight-complex="normal"/>
    </style:style>
    <style:style style:name="T11" style:family="text">
      <style:text-properties style:text-position="sub 58%" fo:font-weight="normal" officeooo:rsid="0029d534" fo:background-color="transparent" loext:char-shading-value="0" style:font-weight-asian="normal" style:font-weight-complex="normal"/>
    </style:style>
    <style:style style:name="T12" style:family="text">
      <style:text-properties style:text-position="sub 58%" style:font-name="Liberation Serif1"/>
    </style:style>
    <style:style style:name="T13" style:family="text">
      <style:text-properties style:text-position="sub 58%" style:font-name="Liberation Serif1" officeooo:rsid="002b93cd"/>
    </style:style>
    <style:style style:name="T14" style:family="text">
      <style:text-properties style:text-position="sub 58%" officeooo:rsid="002e7a3f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position="0% 100%" officeooo:rsid="0029d534"/>
    </style:style>
    <style:style style:name="T18" style:family="text">
      <style:text-properties style:text-position="0% 100%" officeooo:rsid="0029d534" fo:background-color="transparent" loext:char-shading-value="0"/>
    </style:style>
    <style:style style:name="T19" style:family="text">
      <style:text-properties style:text-position="0% 100%" fo:font-weight="normal" officeooo:rsid="0029d534" fo:background-color="transparent" loext:char-shading-value="0" style:font-weight-asian="normal" style:font-weight-complex="normal"/>
    </style:style>
    <style:style style:name="T20" style:family="text">
      <style:text-properties style:text-position="0% 100%" fo:font-weight="normal" fo:background-color="transparent" loext:char-shading-value="0" style:font-weight-asian="normal" style:font-weight-complex="normal"/>
    </style:style>
    <style:style style:name="T21" style:family="text">
      <style:text-properties style:text-position="0% 100%" fo:font-weight="normal" officeooo:rsid="0029d534" style:font-weight-asian="normal" style:font-weight-complex="normal"/>
    </style:style>
    <style:style style:name="T22" style:family="text">
      <style:text-properties style:text-position="0% 100%" style:font-name="Liberation Serif1"/>
    </style:style>
    <style:style style:name="T23" style:family="text">
      <style:text-properties style:text-position="0% 100%" style:font-name="Liberation Serif1" officeooo:rsid="002b93cd"/>
    </style:style>
    <style:style style:name="T24" style:family="text">
      <style:text-properties style:text-position="0% 100%" style:font-name="Liberation Serif1" officeooo:rsid="003177ea"/>
    </style:style>
    <style:style style:name="T25" style:family="text">
      <style:text-properties style:text-position="0% 100%" style:font-name="Liberation Serif1" officeooo:rsid="0032f964"/>
    </style:style>
    <style:style style:name="T26" style:family="text">
      <style:text-properties style:text-position="0% 100%" style:font-name="Liberation Serif1" officeooo:rsid="00347824"/>
    </style:style>
    <style:style style:name="T27" style:family="text">
      <style:text-properties style:text-position="0% 100%" style:font-name="Liberation Serif1" officeooo:rsid="00374ac9"/>
    </style:style>
    <style:style style:name="T28" style:family="text">
      <style:text-properties style:text-position="0% 100%" style:font-name="Liberation Serif" officeooo:rsid="002b93cd"/>
    </style:style>
    <style:style style:name="T29" style:family="text">
      <style:text-properties style:text-position="0% 100%" officeooo:rsid="002e7a3f"/>
    </style:style>
    <style:style style:name="T30" style:family="text">
      <style:text-properties style:text-position="0% 100%" officeooo:rsid="003177ea"/>
    </style:style>
    <style:style style:name="T31" style:family="text">
      <style:text-properties style:text-position="0% 100%" officeooo:rsid="0032f964"/>
    </style:style>
    <style:style style:name="T32" style:family="text">
      <style:text-properties officeooo:rsid="0023d72c"/>
    </style:style>
    <style:style style:name="T33" style:family="text">
      <style:text-properties fo:background-color="#cccccc" loext:char-shading-value="0"/>
    </style:style>
    <style:style style:name="T34" style:family="text">
      <style:text-properties officeooo:rsid="0029d534"/>
    </style:style>
    <style:style style:name="T35" style:family="text">
      <style:text-properties style:text-position="super 58%" fo:font-weight="normal" officeooo:rsid="002ee4f1" fo:background-color="transparent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on space </text:p>
      <text:p text:style-name="P3"/>
      <text:p text:style-name="P3"><text:span text:style-name="T3">Size: </text:span>4 (rotors)</text:p>
      <text:p text:style-name="P6">Values: 4 – 900 radians per second</text:p>
      <text:p text:style-name="P2"/>
      <text:p text:style-name="P5">State space</text:p>
      <text:p text:style-name="P3"/>
      <text:p text:style-name="P3"><text:span text:style-name="T3">Size: </text:span>6 (x,y,z and respective euler angles) </text:p>
      <text:p text:style-name="P6">With action_repeat: size * repeats =&gt; 6 * 3 = 18 </text:p>
      <text:p text:style-name="P7">Can be retrieved <text:span text:style-name="T4">from</text:span> PhysicsSim.pose </text:p>
      <text:p text:style-name="P2"/>
      <text:p text:style-name="P49">Classes</text:p>
      <text:p text:style-name="P8"/>
      <text:p text:style-name="P48">THETA IS WEIGHTS </text:p>
      <text:p text:style-name="P8"/>
      <text:p text:style-name="P13">Task</text:p>
      <text:list xml:id="list5270372844170527579" text:style-name="L1">
        <text:list-item>
          <text:p text:style-name="P15">Defines environment</text:p>
        </text:list-item>
        <text:list-item>
          <text:p text:style-name="P15">Gives reward </text:p>
        </text:list-item>
        <text:list-item>
          <text:p text:style-name="P15">Advances through time steps </text:p>
        </text:list-item>
        <text:list-item>
          <text:p text:style-name="P15">Resets state </text:p>
        </text:list-item>
        <text:list-item>
          <text:p text:style-name="P15">Sets target position </text:p>
        </text:list-item>
      </text:list>
      <text:p text:style-name="P13">Agent</text:p>
      <text:list xml:id="list2752687355449440840" text:style-name="L2">
        <text:list-item>
          <text:p text:style-name="P16">Manage environment with <text:span text:style-name="T32">Task</text:span></text:p>
        </text:list-item>
        <text:list-item>
          <text:p text:style-name="P17">Maintain replay <text:span text:style-name="T5">buffer with Replay</text:span></text:p>
        </text:list-item>
        <text:list-item>
          <text:p text:style-name="P18">ACT </text:p>
          <text:list>
            <text:list-item>
              <text:p text:style-name="P35">Sample current state </text:p>
            </text:list-item>
            <text:list-item>
              <text:p text:style-name="P20">Choose action A from state S</text:p>
              <text:list>
                <text:list-item>
                  <text:p text:style-name="P37">A = actor.predict(S)</text:p>
                </text:list-item>
                <text:list-item>
                  <text:p text:style-name="P35">(A is rotor speeds)</text:p>
                </text:list-item>
              </text:list>
            </text:list-item>
            <text:list-item>
              <text:p text:style-name="P20">Take action</text:p>
              <text:list>
                <text:list-item>
                  <text:p text:style-name="P38">next_state, reward, done = task.step(A)</text:p>
                </text:list-item>
              </text:list>
            </text:list-item>
            <text:list-item>
              <text:p text:style-name="P20">Observe reward and next state </text:p>
            </text:list-item>
            <text:list-item>
              <text:p text:style-name="P38">Critic computes value of taking action A, q(S<text:span text:style-name="T6">t</text:span><text:span text:style-name="T15">,A</text:span><text:span text:style-name="T6">t</text:span><text:span text:style-name="T15">,w)</text:span></text:p>
            </text:list-item>
            <text:list-item>
              <text:p text:style-name="P38"><text:span text:style-name="T30">Actor updates </text:span><text:span text:style-name="T15">policy </text:span><text:span text:style-name="T30">using action – value </text:span><text:span text:style-name="T31">(Q) </text:span></text:p>
              <text:list>
                <text:list-item>
                  <text:p text:style-name="P42"><text:span text:style-name="T16">Δ</text:span><text:span text:style-name="T23">θ </text:span><text:span text:style-name="T24">= alpha*gradient*objective_function = </text:span><text:span text:style-name="T23">α </text:span><text:span text:style-name="T28">gradient</text:span><text:span text:style-name="T13">θ</text:span><text:span text:style-name="T23"> </text:span><text:span text:style-name="T24">J(</text:span><text:span text:style-name="T23">θ</text:span><text:span text:style-name="T24">)</text:span></text:p>
                </text:list-item>
                <text:list-item>
                  <text:p text:style-name="P43"><text:span text:style-name="T28">gradient</text:span><text:span text:style-name="T13">θ</text:span><text:span text:style-name="T23"> </text:span><text:span text:style-name="T24">J(</text:span><text:span text:style-name="T23">θ</text:span><text:span text:style-name="T24">) </text:span><text:span text:style-name="T25">= E[</text:span><text:span text:style-name="T28">gradient</text:span><text:span text:style-name="T13">θ</text:span><text:span text:style-name="T23"> (log pi </text:span><text:span text:style-name="T16">(</text:span><text:span text:style-name="T26">s,a,</text:span><text:span text:style-name="T23">θ</text:span><text:span text:style-name="T16">)</text:span><text:span text:style-name="T23">) </text:span><text:span text:style-name="T25">R(tau) ]</text:span></text:p>
                </text:list-item>
                <text:list-item>
                  <text:p text:style-name="P44"><text:span text:style-name="T25">i</text:span><text:span text:style-name="T16">nstead, small steps:</text:span></text:p>
                </text:list-item>
                <text:list-item>
                  <text:p text:style-name="P36"><text:span text:style-name="T16">Δ</text:span><text:span text:style-name="T23">θ</text:span><text:span text:style-name="T28"> = </text:span><text:span text:style-name="T23">α </text:span><text:span text:style-name="T28">gradient</text:span><text:span text:style-name="T13">θ</text:span><text:span text:style-name="T23"> (log pi </text:span><text:span text:style-name="T16">(S</text:span><text:span text:style-name="T12">t</text:span><text:span text:style-name="T16">,A</text:span><text:span text:style-name="T12">t</text:span><text:span text:style-name="T16">,w)</text:span><text:span text:style-name="T23">) </text:span><text:span text:style-name="T16">q(S</text:span><text:span text:style-name="T12">t</text:span><text:span text:style-name="T16">,A</text:span><text:span text:style-name="T12">t</text:span><text:span text:style-name="T16">,w) <text:s text:c="7"/></text:span><text:span text:style-name="T25">score function is action-value</text:span></text:p>
                </text:list-item>
                <text:list-item>
                  <text:p text:style-name="P50"><text:span text:style-name="T25">A</text:span><text:span text:style-name="T16">dvantage: mean Q value is V(s)</text:span></text:p>
                </text:list-item>
                <text:list-item>
                  <text:p text:style-name="P50"><text:span text:style-name="T16">A(s,a) = Q(s,a) – V(s) <text:s text:c="3"/></text:span><text:span text:style-name="T27">(mean to zero, stabilizes learning by reducing variance) </text:span></text:p>
                </text:list-item>
                <text:list-item>
                  <text:p text:style-name="P47"><text:span text:style-name="T16">11.2, 11.6</text:span></text:p>
                </text:list-item>
              </text:list>
            </text:list-item>
            <text:list-item>
              <text:p text:style-name="P39"><text:span text:style-name="T24">A</text:span><text:span text:style-name="T16">ctor chooses the next action A</text:span></text:p>
            </text:list-item>
            <text:list-item>
              <text:p text:style-name="P39"><text:span text:style-name="T16">Critic updates value based on next action, usine temporal difference </text:span></text:p>
              <text:list>
                <text:list-item>
                  <text:p text:style-name="P23"><text:span text:style-name="T16">Δw</text:span></text:p>
                </text:list-item>
              </text:list>
            </text:list-item>
            <text:list-item>
              <text:p text:style-name="P39">store absolute TD error as value</text:p>
              <text:list>
                <text:list-item>
                  <text:p text:style-name="P41"><text:span text:style-name="T17">delta</text:span><text:span text:style-name="T7">t</text:span><text:span text:style-name="T17"> = R</text:span><text:span text:style-name="T7">t+1</text:span><text:span text:style-name="T17"> </text:span><text:span text:style-name="T21">+ </text:span><text:span text:style-name="T1">γ </text:span><text:span text:style-name="T2">max</text:span><text:span text:style-name="T9">a</text:span><text:span text:style-name="T21">q(S</text:span><text:span text:style-name="T9">t+1</text:span><text:span text:style-name="T21">,a,w) – q(S</text:span><text:span text:style-name="T9">t</text:span><text:span text:style-name="T21">,A</text:span><text:span text:style-name="T9">t</text:span><text:span text:style-name="T21">,w)</text:span></text:p>
                </text:list-item>
              </text:list>
            </text:list-item>
            <text:list-item>
              <text:p text:style-name="P21"><text:soft-page-break/>(S<text:span text:style-name="T6">t</text:span><text:span text:style-name="T15">,A</text:span><text:span text:style-name="T6">t</text:span><text:span text:style-name="T15">,R</text:span><text:span text:style-name="T6">t+1</text:span><text:span text:style-name="T15">,S</text:span><text:span text:style-name="T6">t+1</text:span><text:span text:style-name="T15">, </text:span><text:span text:style-name="T17">done, value</text:span><text:span text:style-name="T15">)</text:span></text:p>
            </text:list-item>
            <text:list-item>
              <text:p text:style-name="P40">Store experience in replay buffer</text:p>
            </text:list-item>
            <text:list-item>
              <text:p text:style-name="P40">Update state </text:p>
            </text:list-item>
          </text:list>
        </text:list-item>
        <text:list-item>
          <text:p text:style-name="P18">LEARN</text:p>
          <text:list>
            <text:list-item>
              <text:p text:style-name="P20">Obtain random minibatch of tuples from replay buffer<text:line-break/>(S<text:span text:style-name="T6">t</text:span><text:span text:style-name="T15">,A</text:span><text:span text:style-name="T6">t</text:span><text:span text:style-name="T15">,R</text:span><text:span text:style-name="T6">t+1</text:span><text:span text:style-name="T15">,S</text:span><text:span text:style-name="T6">t+1</text:span><text:span text:style-name="T15">)</text:span></text:p>
            </text:list-item>
            <text:list-item>
              <text:p text:style-name="P24"><text:span text:style-name="T15">Set target y</text:span><text:span text:style-name="T6">j </text:span><text:span text:style-name="T29">=</text:span><text:span text:style-name="T14"> </text:span><text:span text:style-name="T18">R</text:span><text:span text:style-name="T8">t+1</text:span><text:span text:style-name="T18"> </text:span><text:span text:style-name="T19">+ </text:span><text:span text:style-name="T10">γ </text:span><text:span text:style-name="T11">maxa</text:span><text:span text:style-name="T19">q(S</text:span><text:span text:style-name="T11">t+1</text:span><text:span text:style-name="T19">,a,w</text:span><text:span text:style-name="T35">-</text:span><text:span text:style-name="T19">) </text:span></text:p>
            </text:list-item>
            <text:list-item>
              <text:p text:style-name="P46"><text:span text:style-name="T19">1</text:span><text:span text:style-name="T20">1.6 advantage is TD error</text:span></text:p>
            </text:list-item>
            <text:list-item>
              <text:p text:style-name="P22"><text:span text:style-name="T15">Update w with </text:span><text:span text:style-name="T16">Δw</text:span></text:p>
            </text:list-item>
            <text:list-item>
              <text:p text:style-name="P45"><text:span text:style-name="T16">modified update rule 9.10 6:33, add importance sampling rate if using weighted sampling</text:span></text:p>
            </text:list-item>
          </text:list>
        </text:list-item>
      </text:list>
      <text:p text:style-name="P10">Actor</text:p>
      <text:list xml:id="list1129629426152571333" text:style-name="L3">
        <text:list-item>
          <text:p text:style-name="P25">Policy update</text:p>
        </text:list-item>
        <text:list-item>
          <text:p text:style-name="P30">THETA WEIGHTS</text:p>
        </text:list-item>
      </text:list>
      <text:p text:style-name="P11">Critic</text:p>
      <text:list xml:id="list4317744951735017897" text:style-name="L4">
        <text:list-item>
          <text:p text:style-name="P29">Value update</text:p>
        </text:list-item>
        <text:list-item>
          <text:p text:style-name="P31">w WEIGHTS </text:p>
        </text:list-item>
      </text:list>
      <text:p text:style-name="P11">Noise </text:p>
      <text:list xml:id="list6005754878983665492" text:style-name="L5">
        <text:list-item>
          <text:p text:style-name="P26">a</text:p>
        </text:list-item>
      </text:list>
      <text:p text:style-name="P12">ReplayBuffer</text:p>
      <text:list xml:id="list2432247896139646447" text:style-name="L6">
        <text:list-item>
          <text:p text:style-name="P27">add </text:p>
        </text:list-item>
        <text:list-item>
          <text:p text:style-name="P27">sample <text:span text:style-name="T34">based on value</text:span></text:p>
        </text:list-item>
        <text:list-item>
          <text:p text:style-name="P28">value = TD error delta</text:p>
        </text:list-item>
        <text:list-item>
          <text:p text:style-name="P32"><text:span text:style-name="T18">delta</text:span><text:span text:style-name="T8">t</text:span><text:span text:style-name="T18"> = R</text:span><text:span text:style-name="T8">t+1</text:span><text:span text:style-name="T18"> </text:span><text:span text:style-name="T19">+ </text:span><text:span text:style-name="T1">γ </text:span><text:span text:style-name="T2">max</text:span><text:span text:style-name="T9">a</text:span><text:span text:style-name="T21">q(S</text:span><text:span text:style-name="T9">t+1</text:span><text:span text:style-name="T21">,a,w) – q(S</text:span><text:span text:style-name="T9">t</text:span><text:span text:style-name="T21">,A</text:span><text:span text:style-name="T9">t</text:span><text:span text:style-name="T21">,w)</text:span></text:p>
        </text:list-item>
      </text:list>
      <text:p text:style-name="P9"/>
      <text:p text:style-name="P8"><text:span text:style-name="T33">Policy Search </text:span>(Sample Agent) </text:p>
      <text:list xml:id="list215531822409992" text:continue-list="list2752687355449440840" text:style-name="L2">
        <text:list-item>
          <text:p text:style-name="P19">Step (task redundancy? Offload to task?)</text:p>
        </text:list-item>
        <text:list-item>
          <text:p text:style-name="P19">Get reward (offload to task)</text:p>
        </text:list-item>
        <text:list-item>
          <text:p text:style-name="P19">Reset state (offload to task) <text:s/></text:p>
        </text:list-item>
      </text:list>
      <text:p text:style-name="P8"><text:span text:style-name="T33">Physics Sim</text:span> </text:p>
      <text:list xml:id="list6251620726843035704" text:style-name="L7">
        <text:list-item>
          <text:p text:style-name="P33">Don’t edit </text:p>
        </text:list-item>
        <text:list-item>
          <text:p text:style-name="P33">self.pose contains state values </text:p>
        </text:list-item>
      </text:list>
      <text:p text:style-name="P8"/>
      <text:p text:style-name="P2"/>
      <text:p text:style-name="P4"/>
      <text:p text:style-name="P4"/>
      <text:p text:style-name="P4"/>
      <text:p text:style-name="P4"/>
      <text:p text:style-name="P4"/>
      <text:p text:style-name="P14">1. I studied line by line the example agent, task and training process to understand how a RL problem is solved (I'm old school so I printed it out on 3 pages and went through it with coloured pens</text:p>
      <text:p text:style-name="P1">2. I used the DDPG algorithm suggested in the project outline -&gt; I setup a model file (critic &amp; actor models), a noise file and a replay buffer file</text:p>
      <text:p text:style-name="P1">3. To understand how this DDPG model worked I re-studied (twice) the lecture on Actor Critic models and Policy Gradients. <text:s/>(I found this particularly useful: Lesson 11.4 The Actor &amp; The Critic)</text:p>
      <text:p text:style-name="P1">4. I tried to get this DDPG algorithm working on the existing hover task given in the project outline first (I copied a lot of how to do this from the two simple examples given in the quadcopter workspace -&gt; These examples show you how to train your agent and also how to print &amp; display your rewards for each episode.</text:p>
      <text:p text:style-name="P1">5. Once I had the DDPG algorithm in a working state (i.e. training &amp; printing rewards for each episode) I tried to optimise my reward function to get better performance (I added bonus rewards for achieving the desired hover behaviour) (edited)</text:p>
      <text:p text:style-name="P1">6. I then looked at tuning a number of the algorithm hyperparameters and neural net architecture features.</text:p>
      <text:p text:style-name="P1">7. Once I was happy all of this was working for the hover task I tried to implement the take off task by altering the initial starting position, target position, reward function etc.</text:p>
      <text:p text:style-name="P1">I've tried to point you in the right direction here without giving away too much I hope.</text:p>
      <text:p text:style-name="P1">Once you get the ball rolling you will fly the rest of it (and in the end it feels very rewarding to have solved such a tricky proble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6:28:29.891345658</meta:creation-date>
    <dc:date>2018-05-29T21:55:21.705598999</dc:date>
    <meta:editing-duration>PT9H1M13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3" meta:paragraph-count="78" meta:word-count="646" meta:character-count="3522" meta:non-whitespace-character-count="2964"/>
  </office:meta>
</office:document-meta>
</file>